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hitney" svg:font-family="Whitney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officeooo:rsid="000bf1f9" officeooo:paragraph-rsid="000bf1f9"/>
    </style:style>
    <style:style style:name="P3" style:family="paragraph" style:parent-style-name="Standard">
      <style:text-properties style:font-name="Calibri1" officeooo:rsid="000d42f0" officeooo:paragraph-rsid="000e4ffd"/>
    </style:style>
    <style:style style:name="P4" style:family="paragraph" style:parent-style-name="Standard">
      <style:text-properties style:font-name="Calibri1" officeooo:rsid="0014ee8b" officeooo:paragraph-rsid="0014ee8b"/>
    </style:style>
    <style:style style:name="P5" style:family="paragraph" style:parent-style-name="Preformatted_20_Text">
      <style:text-properties fo:color="#000000" loext:opacity="100%" style:font-name="Calibri1" officeooo:rsid="001eac3a" officeooo:paragraph-rsid="002005bc"/>
    </style:style>
    <style:style style:name="P6" style:family="paragraph" style:parent-style-name="Preformatted_20_Text">
      <style:text-properties fo:color="#000000" loext:opacity="100%" style:font-name="Calibri1" officeooo:rsid="001eac3a" officeooo:paragraph-rsid="0022206e"/>
    </style:style>
    <style:style style:name="P7" style:family="paragraph" style:parent-style-name="Standard">
      <style:text-properties fo:color="#000000" loext:opacity="100%" style:font-name="Calibri1" officeooo:rsid="001eac3a" officeooo:paragraph-rsid="001eac3a"/>
    </style:style>
    <style:style style:name="P8" style:family="paragraph" style:parent-style-name="Standard">
      <style:text-properties fo:color="#000000" loext:opacity="100%" style:font-name="Calibri1" officeooo:rsid="001729ee" officeooo:paragraph-rsid="001729ee"/>
    </style:style>
    <style:style style:name="P9" style:family="paragraph" style:parent-style-name="Standard">
      <style:text-properties fo:color="#000000" loext:opacity="100%" style:font-name="Calibri1" officeooo:rsid="001afa1c" officeooo:paragraph-rsid="001afa1c"/>
    </style:style>
    <style:style style:name="P10" style:family="paragraph" style:parent-style-name="Standard">
      <style:text-properties fo:color="#000000" loext:opacity="100%" style:font-name="Calibri1" fo:font-weight="bold" officeooo:rsid="001cc3f2" officeooo:paragraph-rsid="001cc3f2" style:font-weight-asian="bold" style:font-weight-complex="bold"/>
    </style:style>
    <style:style style:name="P11" style:family="paragraph" style:parent-style-name="Standard">
      <style:text-properties fo:color="#000000" loext:opacity="100%" style:font-name="Calibri1" fo:font-weight="bold" officeooo:rsid="001afa1c" officeooo:paragraph-rsid="001afa1c" style:font-weight-asian="bold" style:font-weight-complex="bold"/>
    </style:style>
    <style:style style:name="P12" style:family="paragraph" style:parent-style-name="Standard">
      <style:text-properties fo:color="#000000" loext:opacity="100%" style:font-name="Calibri1" officeooo:rsid="001e1e24" officeooo:paragraph-rsid="001afa1c"/>
    </style:style>
    <style:style style:name="P13" style:family="paragraph" style:parent-style-name="Standard">
      <style:text-properties fo:color="#c9211e" loext:opacity="100%" style:font-name="Calibri1" officeooo:rsid="001729ee" officeooo:paragraph-rsid="001729ee"/>
    </style:style>
    <style:style style:name="P14" style:family="paragraph" style:parent-style-name="Text_20_body">
      <style:text-properties style:font-name="inherit" officeooo:rsid="000d42f0" officeooo:paragraph-rsid="0011a843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2fabe" officeooo:paragraph-rsid="0012fabe"/>
    </style:style>
    <style:style style:name="P17" style:family="paragraph" style:parent-style-name="Text_20_body">
      <style:paragraph-properties fo:margin-top="0cm" fo:margin-bottom="0cm" style:contextual-spacing="false" fo:orphans="2" fo:widows="2" fo:padding="0cm" fo:border="none"/>
      <style:text-properties officeooo:rsid="0013aacb" officeooo:paragraph-rsid="0012fab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3aacb" officeooo:paragraph-rsid="0013aacb"/>
    </style:style>
    <style:style style:name="P19" style:family="paragraph" style:parent-style-name="Standard">
      <style:text-properties fo:font-variant="normal" fo:text-transform="none" fo:color="#000000" loext:opacity="100%" style:font-name="Whitney" fo:font-size="12pt" fo:letter-spacing="normal" fo:font-style="normal" fo:font-weight="normal" officeooo:rsid="001729ee" officeooo:paragraph-rsid="001729ee"/>
    </style:style>
    <style:style style:name="P20" style:family="paragraph" style:parent-style-name="List_20_Paragraph" style:list-style-name="WWNum1">
      <style:text-properties style:font-name="Calibri1"/>
    </style:style>
    <style:style style:name="P21" style:family="paragraph" style:parent-style-name="List_20_Paragraph" style:list-style-name="WWNum1">
      <style:text-properties style:font-name="Calibri1" fo:font-weight="bold" style:font-weight-asian="bold"/>
    </style:style>
    <style:style style:name="P22" style:family="paragraph" style:parent-style-name="List_20_Paragraph" style:list-style-name="WWNum1">
      <style:text-properties style:font-name="Calibri1" fo:font-style="italic" style:font-style-asian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005bc" style:font-weight-asian="bold" style:font-weight-complex="bold"/>
    </style:style>
    <style:style style:name="T3" style:family="text">
      <style:text-properties officeooo:rsid="0014ee8b"/>
    </style:style>
    <style:style style:name="T4" style:family="text">
      <style:text-properties officeooo:rsid="0019760a"/>
    </style:style>
    <style:style style:name="T5" style:family="text">
      <style:text-properties officeooo:rsid="00222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FINAL<text:bookmark text:name="_GoBack"/></text:p>
      <text:p text:style-name="P1"/>
      <text:list xml:id="list3208447180" text:style-name="WWNum1">
        <text:list-item>
          <text:p text:style-name="P21">Plateforme de prise de rendez-vous pour une évaluation de compétences.</text:p>
          <text:list>
            <text:list-item>
              <text:p text:style-name="P20">Inscription et connexion sur le site</text:p>
              <text:list>
                <text:list-item>
                  <text:p text:style-name="P20">Gestion des informations de l’utilisateur connecté</text:p>
                  <text:list>
                    <text:list-item>
                      <text:p text:style-name="P20">Gestion des infos persos :</text:p>
                      <text:list>
                        <text:list-item>
                          <text:p text:style-name="P20">Nom, prénom, email, date de naissance, téléphone</text:p>
                        </text:list-item>
                      </text:list>
                    </text:list-item>
                  </text:list>
                </text:list-item>
                <text:list-item>
                  <text:p text:style-name="P20">Suppression de votre compte</text:p>
                  <text:list>
                    <text:list-item>
                      <text:p text:style-name="P20">Doit être possible après validation par l’administrateur</text:p>
                    </text:list-item>
                  </text:list>
                </text:list-item>
              </text:list>
            </text:list-item>
            <text:list-item>
              <text:p text:style-name="P20">Les dates disponibles et les horaires</text:p>
              <text:list>
                <text:list-item>
                  <text:p text:style-name="P20">Durée de passation : 1h</text:p>
                </text:list-item>
                <text:list-item>
                  <text:p text:style-name="P20">Nombre de personnes max : 5 par lieu</text:p>
                </text:list-item>
              </text:list>
            </text:list-item>
            <text:list-item>
              <text:p text:style-name="P20">1 passation par jour et par lieu</text:p>
            </text:list-item>
            <text:list-item>
              <text:p text:style-name="P20">Page de résumé pour la personne inscrite avec les détails de sa passation :</text:p>
              <text:list>
                <text:list-item>
                  <text:p text:style-name="P20">Compétences, date, heure et lieu</text:p>
                </text:list-item>
                <text:list-item>
                  <text:p text:style-name="P20">Affichage des compétences déjà évaluées et celles à venir avec la date, l’heure et le lieu.</text:p>
                </text:list-item>
                <text:list-item>
                  <text:p text:style-name="P22">(Possibilité de se désinscrire d’une passation à venir ?) pas obligatoire.</text:p>
                </text:list-item>
              </text:list>
            </text:list-item>
            <text:list-item>
              <text:p text:style-name="P20">Page d’accueil, afficher les 5 prochaines compétences à être évaluer les jours à venir.</text:p>
              <text:list>
                <text:list-item>
                  <text:p text:style-name="P20">Si la personne est connectée, sidebar avec l’aperçu de la prochaine compétence à évaluer, si disponible.</text:p>
                </text:list-item>
              </text:list>
            </text:list-item>
            <text:list-item>
              <text:p text:style-name="P20">Page de compétences, afficher la liste des compétences disponibles à évaluer avec un lien qui mène vers l’inscription pour cette compétence.</text:p>
              <text:list>
                <text:list-item>
                  <text:p text:style-name="P20">Chaque personne peut demander une évaluation sur 3 compétences max</text:p>
                </text:list-item>
              </text:list>
            </text:list-item>
            <text:list-item>
              <text:p text:style-name="P20">Il faut se connecter pour s’inscrire à une évaluation.</text:p>
            </text:list-item>
            <text:list-item>
              <text:p text:style-name="P22">(Dashboard résumé de nombre d’inscrits par compétences ?) pas obligatoire.</text:p>
            </text:list-item>
            <text:list-item>
              <text:p text:style-name="P20"><text:span text:style-name="T1">Les différentes tâches</text:span> : </text:p>
              <text:list>
                <text:list-item>
                  <text:p text:style-name="P20">Lister les spécifications fonctionnelles</text:p>
                </text:list-item>
                <text:list-item>
                  <text:p text:style-name="P20">Créer une maquette</text:p>
                </text:list-item>
                <text:list-item>
                  <text:p text:style-name="P20">Faire la modélisation</text:p>
                </text:list-item>
                <text:list-item>
                  <text:p text:style-name="P20">Développer le site</text:p>
                </text:list-item>
              </text:list>
            </text:list-item>
          </text:list>
        </text:list-item>
      </text:list>
      <text:p text:style-name="P1"/>
      <text:p text:style-name="P1"/>
      <text:p text:style-name="P2">i.</text:p>
      <text:p text:style-name="P14">On a donc : </text:p>
      <text:p text:style-name="P14">- Une page d'accu<text:span text:style-name="T4">e</text:span>il</text:p>
      <text:p text:style-name="P14">- Une page connexion</text:p>
      <text:p text:style-name="P14">- Une page inscription</text:p>
      <text:p text:style-name="P14">- Une page qui regroupe tous les examens</text:p>
      <text:p text:style-name="P14">- Une page des détails d'examen</text:p>
      <text:p text:style-name="P14">- Une page d'inscription à un examen (?)</text:p>
      <text:p text:style-name="P14"><text:soft-page-break/>Lorsque le visiteur se connecte il à accès à : </text:p>
      <text:p text:style-name="P14">- Sa page de profil</text:p>
      <text:p text:style-name="P14">- Une page de modification du profil</text:p>
      <text:p text:style-name="P14">- Une page de confirmation de suppression de compte</text:p>
      <text:p text:style-name="P14">- Une page listant tout les examens auquel il s'est inscris (étant donné que c'est limité à 3 examens max je ne sais pas s'il est utile de faire une page que pour ça mais plutôt l'intégrer dans le résumé du profil)</text:p>
      <text:p text:style-name="P14">- Une page de détails avec heures de passation etc... pour chaque examen auquel il est inscrit</text:p>
      <text:p text:style-name="P15"/>
      <text:p text:style-name="P15"/>
      <text:p text:style-name="P17"/>
      <text:p text:style-name="P18"/>
      <text:p text:style-name="P16"/>
      <text:p text:style-name="P16"/>
      <text:p text:style-name="P16"/>
      <text:p text:style-name="P16"/>
      <text:p text:style-name="P3">-<text:span text:style-name="T3">un utlisateur peut avoir plusieurs examens</text:span></text:p>
      <text:p text:style-name="P3">-<text:span text:style-name="T3">un examen peut avoir plusieurs utilisateurs</text:span></text:p>
      <text:p text:style-name="P3">-<text:span text:style-name="T3">un examen peut avoir un compétence</text:span></text:p>
      <text:p text:style-name="P3">-<text:span text:style-name="T3">un compétence peut avoir plusieurs examens </text:span></text:p>
      <text:p text:style-name="P4">-une ville peut avoir plusieurs examens</text:p>
      <text:p text:style-name="P4">-un examen peut se realiser dans plusieurs villes</text:p>
      <text:p text:style-name="P4"/>
      <text:p text:style-name="P4"/>
      <text:p text:style-name="P13">sites mode :</text:p>
      <text:p text:style-name="P19">- Le design memphis - Le Neo Brutalisme - Les sites avec une Typo imposante avec peu d'image - Les sites mega rétro (bonje sais pas si adapté dans notre cas) - Design Box avec des contours visibles sur les boîtes de contenu - Les sites avec beaucoup d'intéractions/animations - Sites avec un scroll originale (pareil surement pas très adapté dans notre cas)</text:p>
      <text:p text:style-name="P8"/>
      <text:p text:style-name="P8"/>
      <text:p text:style-name="P8"/>
      <text:p text:style-name="P8"/>
      <text:p text:style-name="P8"/>
      <text:p text:style-name="P9"><text:soft-page-break/>git bash</text:p>
      <text:p text:style-name="P9"/>
      <text:p text:style-name="P9">creation de dossier, ouvrir en vs</text:p>
      <text:p text:style-name="P9"/>
      <text:p text:style-name="P9"/>
      <text:p text:style-name="P11">gitHub</text:p>
      <text:p text:style-name="P9">créer repertoy</text:p>
      <text:p text:style-name="P9">add participants</text:p>
      <text:p text:style-name="P9"/>
      <text:p text:style-name="P9"/>
      <text:p text:style-name="P10">Symfony</text:p>
      <text:p text:style-name="P9">dupliquer fichier .env</text:p>
      <text:p text:style-name="P9">creation symfony console make:controller</text:p>
      <text:p text:style-name="P9">make entity</text:p>
      <text:p text:style-name="P9">make:migration</text:p>
      <text:p text:style-name="P9">php bin/console doctrine:migrations:migrate</text:p>
      <text:p text:style-name="P9"/>
      <text:p text:style-name="P12"/>
      <text:p text:style-name="P5"><text:span text:style-name="Source_20_Text"><text:span text:style-name="T2">eliminer la base de donées </text:span></text:span></text:p>
      <text:p text:style-name="P5"><text:span text:style-name="Source_20_Text">php bin/console doctrine:database:drop –force</text:span></text:p>
      <text:p text:style-name="P6"><text:span text:style-name="Source_20_Text"><text:span text:style-name="T5">créer la base de donnes </text:span></text:span><text:span text:style-name="Source_20_Text">php bin/console doctrine:database:</text:span><text:span text:style-name="Source_20_Text"><text:span text:style-name="T5">create</text:span></text:span></text:p>
      <text:p text:style-name="P6"><text:span text:style-name="Source_20_Text"/></text:p>
      <text:p text:style-name="P6"><text:span text:style-name="Source_20_Text"><text:span text:style-name="T5">créer registration form</text:span></text:span></text:p>
      <text:p text:style-name="P6"><text:span text:style-name="Source_20_Text"><text:span text:style-name="T5">make:registration-form</text:span></text:span></text:p>
      <text:p text:style-name="P6"><text:span text:style-name="Source_20_Text"/></text:p>
      <text:p text:style-name="P6"><text:span text:style-name="Source_20_Text"/></text:p>
      <text:p text:style-name="P5"><text:span text:style-name="Source_20_Text"/></text:p>
      <text:p text:style-name="P5"><text:span text:style-name="Source_20_Text"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hitney" svg:font-family="Whitney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cs</meta:initial-creator>
    <meta:editing-cycles>3</meta:editing-cycles>
    <meta:creation-date>2022-09-09T14:23:00</meta:creation-date>
    <dc:date>2022-10-03T09:55:14.369000000</dc:date>
    <meta:editing-duration>P2DT18H27M11S</meta:editing-duration>
    <meta:generator>LibreOffice/7.3.0.3$Windows_X86_64 LibreOffice_project/0f246aa12d0eee4a0f7adcefbf7c878fc2238db3</meta:generator>
    <meta:document-statistic meta:table-count="0" meta:image-count="0" meta:object-count="0" meta:page-count="3" meta:paragraph-count="65" meta:word-count="523" meta:character-count="3099" meta:non-whitespace-character-count="2662"/>
    <meta:user-defined meta:name="AppVersion">16.0000</meta:user-defined>
    <meta:user-defined meta:name="Company">ONLINEFORMAPRO</meta:user-defined>
    <meta:template xlink:type="simple" xlink:actuate="onRequest" xlink:title="Normal.dotm" xlink:href=""/>
  </office:meta>
</office:document-meta>
</file>